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fo:margin-top="0.4cm" fo:margin-bottom="0.199cm" style:page-number="auto" fo:break-before="auto" fo:break-after="auto"/>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2" style:family="paragraph" style:parent-style-name="Standard">
      <style:paragraph-properties fo:margin-top="0.4cm" fo:margin-bottom="0.199cm" fo:break-before="page"/>
    </style:style>
    <style:style style:name="P3" style:family="paragraph" style:parent-style-name="UBUcuerpoTrabajo" style:list-style-name="L1"/>
    <style:style style:name="P4" style:family="paragraph" style:parent-style-name="UBUcuerpoTrabajo" style:list-style-name="L2"/>
    <style:style style:name="P5" style:family="paragraph" style:parent-style-name="UBUcuerpoTrabajo" style:list-style-name="L3"/>
    <style:style style:name="P6" style:family="paragraph" style:parent-style-name="UBUcuerpoTrabajo" style:list-style-name="L3">
      <style:text-properties fo:font-weight="bold" style:font-weight-asian="bold" style:font-weight-complex="bold"/>
    </style:style>
    <style:style style:name="P7" style:family="paragraph" style:parent-style-name="UBUcuerpoTrabajo" style:list-style-name="L3">
      <style:text-properties fo:font-weight="normal" style:font-weight-asian="normal" style:font-weight-complex="normal"/>
    </style:style>
    <style:style style:name="P8"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Liberation Sans" fo:font-size="14pt" fo:font-weight="bold" style:font-style-asian="normal" style:font-weight-asian="bold" style:font-size-complex="14pt" style:font-style-complex="normal" style:font-weight-complex="bold"/>
    </style:style>
    <style:style style:name="T5" style:family="text">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text:p>
      <text:p text:style-name="UBUcuerpoTrabajo">Inicializarse en las redes complejas supone el tener que utilizar conjuntos de datos provenientes de Internet, y que pueden resultar poco interesantes para la persona que se inicializa, para poder visualizar una red compleja.</text:p>
      <text:p text:style-name="UBUcuerpoTrabajo">Ububooknet surge con el objetivo de permitir que cualquier persona, ya sea novel o experta en la materia, pueda generar una red de cómo interaccionan los personajes de su libro favorito, y de esta forma favorecer la docencia, consiguiendo que los alumnos se interesen más al aprender los conceptos inherentes al estudio de las redes complejas.</text:p>
      <text:p text:style-name="Standard"><text:span text:style-name="T5">Descriptores</text:span></text:p>
      <text:p text:style-name="UBUcuerpoTrabajo">Generador de redes de interacción, visualización de la red, informes sobre la red, aplicación web, Python.</text:p>
      <text:p text:style-name="P2"><text:span text:style-name="inglés"><text:span text:style-name="T4">Abstract</text:span></text:span></text:p>
      <text:p text:style-name="Abstract"><text:span text:style-name="inglés">Initializing in the complex networks imply the fact of having to use datasets from the Internet, which can be far from interesting for the person who is initialized, to be able to visualize the complex network.</text:span></text:p>
      <text:p text:style-name="Abstract"><text:span text:style-name="inglés">Ububooknet arise with the main goal of letting every kind of person, from novel to expert in the field, build his own characer interaction network from his favourite book, and promoting the teaching, managing to increase the interest from the student body in learning the intrinsic concepts from the study of complex networks.</text:span></text:p>
      <text:p text:style-name="Standard"><text:span text:style-name="inglés"><text:span text:style-name="T4">Keywords</text:span></text:span></text:p>
      <text:p text:style-name="Abstract"><text:span text:style-name="inglés">Interaction network generator, network displayer, reports about the network, web application, Python.</text:span></text:p>
      <text:h text:style-name="P8" text:outline-level="1"><text:span text:style-name="inglés">Introducción</text:span></text:h>
      <text:p text:style-name="UBUcuerpoTrabajo"><text:span text:style-name="inglés"><text:span text:style-name="T1">La ciencia de redes es un campo académico que estudia redes complejas que pueden ser de diversos tipos, de telecomunicaciones, informáticas, biológicas, semánticas y cognitivas, y sociales, considerando los actores representados por nodos y las conexiones entre actores representadas como enlaces.(1)</text:span></text:span></text:p>
      <text:p text:style-name="UBUcuerpoTrabajo"><text:span text:style-name="inglés"><text:span text:style-name="T1">La ciencia de redes ha alcanzado una gran importancia en la sociedad actual, un ejemplo de su importancia es como la teoría de redes sociales fue crucial la captura de Saddam Hussein (2). Pero detener personas no es la única utilidad que se puede alcanzar, con la teoría de redes se pueden analizar grupos sociales para detectar cuales pueden ser los principales focos de transmisión de enfermedades y de esta forma inmunizarles para evitar la propagación, Google utiliza la ciencia de redes a la hora de sugerir páginas cuando realizas una búsqueda, en el ámbito de la empresa se puede utilizar para encontrar la mejor opción a la hora de introducirte en un mercado, o para saber cómo difundir correctamente la información a tus empleados. En resumen, las aplicaciones que se puede dar a la ciencia de redes son muchas y muy importantes.</text:span></text:span></text:p>
      <text:p text:style-name="UBUcuerpoTrabajo"><text:span text:style-name="inglés"><text:span text:style-name="T1">Actualmente, a la hora de aprender a extraer información sobre estas redes se suelen utilizar conjuntos de datos disponibles en Internet que pueden ser demasiado grandes para la correcta visualización, pueden tener formatos que no leidos por la aplicación que se va a utilizar o pueden ser datos con un interés mínimo para el estudiante, o incluso pueden ser datos de los que no se sabe muy bien qué representan. Todo esto puede derivar en la perdida de interés del estudiante por la materia.</text:span></text:span></text:p>
      <text:p text:style-name="UBUcuerpoTrabajo"><text:span text:style-name="inglés"><text:span text:style-name="T1">Siendo este campo académico uno de gran importancia, es vital que el alumnado conserve el interés para así aprender más sobre la materia y poder aplicar estos conocimientos en el ámbito laboral o de la investigación. Es por este motivo por el que surje la idea de este proyecto.</text:span></text:span></text:p>
      <text:p text:style-name="UBUcuerpoTrabajo"><text:span text:style-name="inglés"><text:span text:style-name="T1">La solución que se ha realizado en este proyecto, permite a los usuarios generar un conjunto de datos de acuerdo a sus intereses personales de lectura, que puede visualizarlos y obtener información sobre ellos desde la propia aplicación, y que se puede descargar para su uso en otras herramientas como pueden ser Networkx o Gephi</text:span></text:span></text:p>
      <text:h text:style-name="Heading_20_2" text:outline-level="2"><text:span text:style-name="inglés"><text:span text:style-name="T1">Estructura de la memoria</text:span></text:span></text:h>
      <text:p text:style-name="UBUcuerpoTrabajo"><text:span text:style-name="inglés"><text:span text:style-name="T1">La memoria sigue la siguiente estructura:</text:span></text:span></text:p>
      <text:list xml:id="list2524309687421121275" text:style-name="L1">
        <text:list-item>
          <text:p text:style-name="P3"><text:span text:style-name="inglés"><text:span text:style-name="T2">Introducción: </text:span></text:span><text:span text:style-name="inglés"><text:span text:style-name="T3">Breve descripción del contenido del trabajo. Estructura de la memoria y lista de materiales adjuntos.</text:span></text:span></text:p>
        </text:list-item>
        <text:list-item>
          <text:p text:style-name="P3"><text:span text:style-name="inglés"><text:span text:style-name="T2">Objetivos del proyecto: </text:span></text:span><text:span text:style-name="inglés"><text:span text:style-name="T3">Exposición de los objetivos que persigue el proyecto.</text:span></text:span></text:p>
        </text:list-item>
        <text:list-item>
          <text:p text:style-name="P3"><text:span text:style-name="inglés"><text:span text:style-name="T2">Conceptos teóricos: </text:span></text:span><text:span text:style-name="inglés"><text:span text:style-name="T3">Exposición de los conceptos clave para el desarrollo y comprensión del proyecto.</text:span></text:span></text:p>
        </text:list-item>
        <text:list-item>
          <text:p text:style-name="P3"><text:span text:style-name="inglés"><text:span text:style-name="T2">Técnicas y herramientas: </text:span></text:span><text:span text:style-name="inglés"><text:span text:style-name="T3">Listado de metodologías y herramientas utilizadas para la correcta resolución del proyecto.</text:span></text:span></text:p>
        </text:list-item>
        <text:list-item>
          <text:p text:style-name="P3"><text:span text:style-name="inglés"><text:span text:style-name="T2">Aspectos relevantes del desarrollo: </text:span></text:span><text:span text:style-name="inglés"><text:span text:style-name="T3">Exposición de aspectoes relevantes surgidos durante la realización del proyecto.</text:span></text:span></text:p>
        </text:list-item>
        <text:list-item>
          <text:p text:style-name="P3"><text:span text:style-name="inglés"><text:span text:style-name="T2">Trabajos relacionados: </text:span></text:span><text:span text:style-name="inglés"><text:span text:style-name="T3">Breve resumen de estudios ya realizados relacionados con el proyecto.</text:span></text:span></text:p>
        </text:list-item>
        <text:list-item>
          <text:p text:style-name="P3"><text:span text:style-name="inglés"><text:span text:style-name="T2">Conclusiones y lineas de trabajo futuras: </text:span></text:span><text:span text:style-name="inglés"><text:span text:style-name="T3">Conclusiones obtenidas tras el desarrollo del proyecto. Análisis crítico del proyecto sugiriendo posibilidades de mejora y de expansión de la solución.</text:span></text:span></text:p>
        </text:list-item>
      </text:list>
      <text:p text:style-name="UBUcuerpoTrabajo"><text:span text:style-name="inglés"><text:span text:style-name="T3">Junto a la memoria se proporcionan los siguientes anexos:</text:span></text:span></text:p>
      <text:list xml:id="list5013692091075244659" text:style-name="L2">
        <text:list-item>
          <text:p text:style-name="P4"><text:span text:style-name="inglés"><text:span text:style-name="T2">Planificación del proyecto: </text:span></text:span><text:span text:style-name="inglés"><text:span text:style-name="T3">Planificación temporal y estudio económico.</text:span></text:span></text:p>
        </text:list-item>
        <text:list-item>
          <text:p text:style-name="P4"><text:span text:style-name="inglés"><text:span text:style-name="T2">Especificación de requisitos: </text:span></text:span><text:span text:style-name="inglés"><text:span text:style-name="T3">Objetivos generales, catálogo de requisitos y especificación de requisitos.</text:span></text:span></text:p>
        </text:list-item>
        <text:list-item>
          <text:p text:style-name="P4"><text:span text:style-name="inglés"><text:span text:style-name="T2">Especificación de diseño: </text:span></text:span><text:span text:style-name="inglés"><text:span text:style-name="T3">Se describen el diseño de los datos, el diseño de paquetes y el diseño de interfaz.</text:span></text:span></text:p>
        </text:list-item>
        <text:list-item>
          <text:p text:style-name="P4"><text:soft-page-break/><text:span text:style-name="inglés"><text:span text:style-name="T2">Manual del programador: </text:span></text:span><text:span text:style-name="inglés"><text:span text:style-name="T3">Se describe la estructura de directorios, instalación de herramientas, ejecución de la aplicación y de las pruebas.</text:span></text:span></text:p>
        </text:list-item>
        <text:list-item>
          <text:p text:style-name="P4"><text:span text:style-name="inglés"><text:span text:style-name="T2">Manual de usuario: </text:span></text:span><text:span text:style-name="inglés"><text:span text:style-name="T3">Guía para el correcto uso de la aplicación por parte del usuario.</text:span></text:span></text:p>
        </text:list-item>
      </text:list>
      <text:h text:style-name="Heading_20_2" text:outline-level="2"><text:span text:style-name="inglés"><text:span text:style-name="T2">Materiales adjuntos</text:span></text:span></text:h>
      <text:p text:style-name="UBUcuerpoTrabajo"><text:span text:style-name="inglés"><text:span text:style-name="T3">Los materiales adjuntos junto con la memoria son:</text:span></text:span></text:p>
      <text:list xml:id="list7110130468101333933" text:style-name="L3">
        <text:list-item>
          <text:p text:style-name="P5"><text:span text:style-name="inglés"><text:span text:style-name="T2">Repositorio del proyecto:</text:span></text:span></text:p>
          <text:list>
            <text:list-item>
              <text:p text:style-name="P6"><text:a xlink:type="simple" xlink:href="https://github.com/lca0037/GII18.0U-Ububooknet" text:style-name="Internet_20_link" text:visited-style-name="Visited_20_Internet_20_Link"><text:span text:style-name="T6">https://github.com/lca0037/GII18.0U-Ububooknet</text:span></text:a><text:span text:style-name="T6"> </text:span></text:p>
            </text:list-item>
          </text:list>
        </text:list-item>
        <text:list-item>
          <text:p text:style-name="P6">Despliegue de la aplicación:</text:p>
          <text:list>
            <text:list-item>
              <text:p text:style-name="P7">POR HACER</text:p>
            </text:list-item>
          </text:list>
        </text:list-item>
      </text:list>
      <text:h text:style-name="Heading_20_1" text:outline-level="1">Bibliografía</text:h>
      <text:p text:style-name="Bibliography_20_1">1. Ciencia de redes. En: Wikipedia, la enciclopedia libre [Internet]. 2019 [citado 11 de junio de 2019]. Disponible en: https://es.wikipedia.org/w/index.php?title=Ciencia_de_redes&amp;oldid=116172205</text:p>
      <text:p text:style-name="Bibliography_20_1">2. How Social Networking Helped Capture Saddam [Internet]. NPR.org. [citado 11 de junio de 2019]. Disponible en: https://www.npr.org/templates/story/story.php?storyId=1240521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paragraph-properties fo:margin-left="0cm" fo:margin-right="0cm" fo:margin-top="0cm" fo:margin-bottom="0cm"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1_Introduccion.odt</text:file-name> v.<text:editing-cycles>49</text:editing-cycles> <text:modification-date style:data-style-name="N103">11/jun/19</text:modification-date><text:tab/><text:tab/><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09:02</meta:creation-date>
    <meta:generator>OpenOffice/4.1.6$Win32 OpenOffice.org_project/416m1$Build-9790</meta:generator>
    <dc:date>2019-06-11T12:06:26.44</dc:date>
    <dc:creator>Luis Miguel Cabrejas Arce</dc:creator>
    <meta:editing-duration>PT5H47M12S</meta:editing-duration>
    <meta:editing-cycles>49</meta:editing-cycles>
    <meta:document-statistic meta:table-count="0" meta:image-count="0" meta:object-count="0" meta:page-count="4" meta:paragraph-count="41" meta:word-count="865" meta:character-count="5648"/>
  </office:meta>
</office:document-meta>
</file>